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2" style:family="graphic" style:parent-style-name="standard">
      <style:graphic-properties draw:stroke="solid" draw:stroke-dash="Dashed_20__28_var_29__20_4" svg:stroke-color="#006d6f" draw:fill-color="#ccf9fa" draw:opacity="100%" draw:textarea-horizontal-align="justify" draw:textarea-vertical-align="middle" draw:auto-grow-height="false" fo:min-height="6.75cm" fo:min-width="0.977cm"/>
    </style:style>
    <style:style style:name="gr3" style:family="graphic" style:parent-style-name="standard">
      <style:graphic-properties svg:stroke-color="#006d6f" draw:fill-color="#98e4e6" draw:textarea-horizontal-align="justify" draw:textarea-vertical-align="middle" draw:auto-grow-height="false" fo:min-height="0.484cm" fo:min-width="0.226cm"/>
      <style:paragraph-properties style:writing-mode="lr-tb"/>
    </style:style>
    <style:style style:name="gr4" style:family="graphic" style:parent-style-name="standard">
      <style:graphic-properties svg:stroke-color="#006d6f" draw:fill-color="#98e4e6" draw:textarea-horizontal-align="justify" draw:textarea-vertical-align="middle" draw:auto-grow-height="false" fo:min-height="0.485cm" fo:min-width="0.226cm"/>
      <style:paragraph-properties style:writing-mode="lr-tb"/>
    </style:style>
    <style:style style:name="gr5" style:family="graphic" style:parent-style-name="standard">
      <style:graphic-properties svg:stroke-color="#006d6f" draw:fill-color="#98e4e6" draw:textarea-horizontal-align="justify" draw:textarea-vertical-align="middle" draw:auto-grow-height="false" fo:min-height="0.524cm" fo:min-width="0.246cm"/>
      <style:paragraph-properties style:writing-mode="lr-tb"/>
    </style:style>
    <style:style style:name="gr6" style:family="graphic" style:parent-style-name="standard">
      <style:graphic-properties svg:stroke-color="#006d6f" draw:fill-color="#bce4e5" draw:textarea-horizontal-align="justify" draw:textarea-vertical-align="middle" draw:auto-grow-height="false" fo:min-height="0cm" fo:min-width="0cm"/>
      <style:paragraph-properties style:writing-mode="lr-tb"/>
    </style:style>
    <style:style style:name="gr7" style:family="graphic" style:parent-style-name="standard">
      <style:graphic-properties draw:stroke="solid" draw:stroke-dash="Dashed_20__28_var_29__20_4" svg:stroke-color="#0d1f63" draw:fill-color="#bfc2e9" draw:opacity="100%" draw:textarea-horizontal-align="justify" draw:textarea-vertical-align="middle" draw:auto-grow-height="false" fo:min-height="6.75cm" fo:min-width="0.977cm"/>
    </style:style>
    <style:style style:name="gr8" style:family="graphic" style:parent-style-name="standard">
      <style:graphic-properties svg:stroke-color="#0d1f63" draw:fill-color="#8f93c7" draw:textarea-horizontal-align="justify" draw:textarea-vertical-align="middle" draw:auto-grow-height="false" fo:min-height="0.484cm" fo:min-width="0.226cm"/>
      <style:paragraph-properties style:writing-mode="lr-tb"/>
    </style:style>
    <style:style style:name="gr9" style:family="graphic" style:parent-style-name="standard">
      <style:graphic-properties svg:stroke-color="#0d1f63" draw:fill-color="#8f93c7" draw:textarea-horizontal-align="justify" draw:textarea-vertical-align="middle" draw:auto-grow-height="false" fo:min-height="0.524cm" fo:min-width="0.247cm"/>
      <style:paragraph-properties style:writing-mode="lr-tb"/>
    </style:style>
    <style:style style:name="gr10" style:family="graphic" style:parent-style-name="standard">
      <style:graphic-properties svg:stroke-color="#0d1f63" draw:fill-color="#8f93c7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 style:list-style-name="L1">
      <style:graphic-properties svg:stroke-color="#acb20c" draw:fill-color="#ffffa6" draw:textarea-horizontal-align="justify" draw:textarea-vertical-align="top" draw:auto-grow-height="false" fo:min-height="1.827cm" fo:min-width="7.19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62cm" fo:min-width="0.847cm"/>
    </style:style>
    <style:style style:name="gr13" style:family="graphic" style:parent-style-name="standard" style:list-style-name="L1">
      <style:graphic-properties svg:stroke-color="#acb20c" draw:fill-color="#ffffa6" draw:textarea-horizontal-align="justify" draw:textarea-vertical-align="middle" draw:auto-grow-height="false" fo:min-height="1.308cm" fo:min-width="1.039cm"/>
      <style:paragraph-properties style:writing-mode="lr-tb"/>
    </style:style>
    <style:style style:name="gr14" style:family="graphic" style:parent-style-name="standard" style:list-style-name="L1">
      <style:graphic-properties svg:stroke-color="#acb20c" draw:fill-color="#ffffa6" draw:textarea-horizontal-align="justify" draw:textarea-vertical-align="middle" draw:auto-grow-height="false" fo:min-height="1.308cm" fo:min-width="1.039cm"/>
      <style:paragraph-properties style:writing-mode="lr-tb"/>
    </style:style>
    <style:style style:name="gr15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1.308cm" fo:min-width="1.039cm"/>
      <style:paragraph-properties style:writing-mode="lr-tb"/>
    </style:style>
    <style:style style:name="gr16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1.308cm" fo:min-width="1.039cm"/>
      <style:paragraph-properties style:writing-mode="lr-tb"/>
    </style:style>
    <style:style style:name="gr17" style:family="graphic" style:parent-style-name="standard">
      <style:graphic-properties draw:stroke="solid" draw:stroke-dash="Dashed_20__28_var_29__20_4" svg:stroke-color="#95231f" draw:fill-color="#fcd3c1" draw:opacity="100%" draw:textarea-horizontal-align="justify" draw:textarea-vertical-align="middle" draw:auto-grow-height="false" fo:min-height="6.75cm" fo:min-width="1cm"/>
    </style:style>
    <style:style style:name="gr18" style:family="graphic" style:parent-style-name="standard">
      <style:graphic-properties svg:stroke-color="#95231f" draw:fill-color="#fdbca0" draw:textarea-horizontal-align="justify" draw:textarea-vertical-align="middle" draw:auto-grow-height="false" fo:min-height="0.484cm" fo:min-width="0.226cm"/>
      <style:paragraph-properties style:writing-mode="lr-tb"/>
    </style:style>
    <style:style style:name="gr19" style:family="graphic" style:parent-style-name="standard">
      <style:graphic-properties svg:stroke-color="#95231f" draw:fill-color="#fdbca0" draw:textarea-horizontal-align="justify" draw:textarea-vertical-align="middle" draw:auto-grow-height="false" fo:min-height="0.524cm" fo:min-width="0.247cm"/>
      <style:paragraph-properties style:writing-mode="lr-tb"/>
    </style:style>
    <style:style style:name="gr20" style:family="graphic" style:parent-style-name="standard">
      <style:graphic-properties svg:stroke-color="#95231f" draw:fill-color="#fdbca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 style:list-style-name="L1">
      <style:graphic-properties svg:stroke-color="#bc660b" draw:fill-color="#f8d2aa" draw:textarea-horizontal-align="justify" draw:textarea-vertical-align="top" draw:auto-grow-height="false" fo:min-height="2.969cm" fo:min-width="6.561cm"/>
      <style:paragraph-properties style:writing-mode="lr-tb"/>
    </style:style>
    <style:style style:name="gr22" style:family="graphic" style:parent-style-name="standard" style:list-style-name="L1">
      <style:graphic-properties svg:stroke-color="#bc660b" draw:fill-color="#f8d2aa" draw:textarea-horizontal-align="justify" draw:textarea-vertical-align="top" draw:auto-grow-height="false" fo:min-height="2.658cm" fo:min-width="4.918cm"/>
      <style:paragraph-properties style:writing-mode="lr-tb"/>
    </style:style>
    <style:style style:name="gr23" style:family="graphic" style:parent-style-name="standard">
      <style:graphic-properties draw:stroke="solid" draw:stroke-dash="Dashed_20__28_var_29__20_4" svg:stroke-color="#006d6f" draw:fill-color="#ccf9fa" draw:opacity="100%" draw:textarea-horizontal-align="justify" draw:textarea-vertical-align="middle" draw:auto-grow-height="false" fo:min-height="5.148cm" fo:min-width="0.505cm"/>
    </style:style>
    <style:style style:name="gr24" style:family="graphic" style:parent-style-name="standard" style:list-style-name="L1">
      <style:graphic-properties svg:stroke-color="#acb20c" draw:fill-color="#ffffa6" draw:textarea-horizontal-align="justify" draw:textarea-vertical-align="middle" draw:auto-grow-height="false" fo:min-height="0.788cm" fo:min-width="0.526cm"/>
      <style:paragraph-properties style:writing-mode="lr-tb"/>
    </style:style>
    <style:style style:name="gr25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0.788cm" fo:min-width="0.526cm"/>
      <style:paragraph-properties style:writing-mode="lr-tb"/>
    </style:style>
    <style:style style:name="gr26" style:family="graphic" style:parent-style-name="standard">
      <style:graphic-properties svg:stroke-color="#006d6f" draw:fill-color="#98e4e6" draw:textarea-horizontal-align="justify" draw:textarea-vertical-align="middle" draw:auto-grow-height="false" fo:min-height="0.117cm" fo:min-width="0cm"/>
      <style:paragraph-properties style:writing-mode="lr-tb"/>
    </style:style>
    <style:style style:name="gr27" style:family="graphic" style:parent-style-name="standard">
      <style:graphic-properties draw:stroke="solid" draw:stroke-dash="Dashed_20__28_var_29__20_4" svg:stroke-color="#0d1f63" draw:fill-color="#bfc2e9" draw:opacity="100%" draw:textarea-horizontal-align="justify" draw:textarea-vertical-align="middle" draw:auto-grow-height="false" fo:min-height="5.148cm" fo:min-width="0.505cm"/>
    </style:style>
    <style:style style:name="gr28" style:family="graphic" style:parent-style-name="standard">
      <style:graphic-properties svg:stroke-color="#0d1f63" draw:fill-color="#8f93c7" draw:textarea-horizontal-align="justify" draw:textarea-vertical-align="middle" draw:auto-grow-height="false" fo:min-height="0.117cm" fo:min-width="0cm"/>
      <style:paragraph-properties style:writing-mode="lr-tb"/>
    </style:style>
    <style:style style:name="gr29" style:family="graphic" style:parent-style-name="standard" style:list-style-name="L1">
      <style:graphic-properties svg:stroke-color="#acb20c" draw:fill-color="#ffffa6" draw:textarea-horizontal-align="justify" draw:textarea-vertical-align="middle" draw:auto-grow-height="false" fo:min-height="0.788cm" fo:min-width="0.526cm"/>
      <style:paragraph-properties style:writing-mode="lr-tb"/>
    </style:style>
    <style:style style:name="gr30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0.788cm" fo:min-width="0.526cm"/>
      <style:paragraph-properties style:writing-mode="lr-tb"/>
    </style:style>
    <style:style style:name="gr31" style:family="graphic" style:parent-style-name="standard" style:list-style-name="L1">
      <style:graphic-properties svg:stroke-color="#acb20c" draw:fill-color="#ffffa6" draw:textarea-horizontal-align="justify" draw:textarea-vertical-align="middle" draw:auto-grow-height="false" fo:min-height="0.788cm" fo:min-width="0.526cm"/>
      <style:paragraph-properties style:writing-mode="lr-tb"/>
    </style:style>
    <style:style style:name="gr32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0.788cm" fo:min-width="0.526cm"/>
      <style:paragraph-properties style:writing-mode="lr-tb"/>
    </style:style>
    <style:style style:name="gr33" style:family="graphic" style:parent-style-name="standard" style:list-style-name="L1">
      <style:graphic-properties svg:stroke-color="#acb20c" draw:fill-color="#ffffa6" draw:textarea-horizontal-align="justify" draw:textarea-vertical-align="middle" draw:auto-grow-height="false" fo:min-height="0.788cm" fo:min-width="0.526cm"/>
      <style:paragraph-properties style:writing-mode="lr-tb"/>
    </style:style>
    <style:style style:name="gr34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0.788cm" fo:min-width="0.526cm"/>
      <style:paragraph-properties style:writing-mode="lr-tb"/>
    </style:style>
    <style:style style:name="gr35" style:family="graphic" style:parent-style-name="standard">
      <style:graphic-properties draw:stroke="solid" draw:stroke-dash="Dashed_20__28_var_29__20_4" svg:stroke-color="#95231f" draw:fill-color="#fcd3c1" draw:opacity="100%" draw:textarea-horizontal-align="justify" draw:textarea-vertical-align="middle" draw:auto-grow-height="false" fo:min-height="5.148cm" fo:min-width="0.505cm"/>
    </style:style>
    <style:style style:name="gr36" style:family="graphic" style:parent-style-name="standard">
      <style:graphic-properties svg:stroke-color="#95231f" draw:fill-color="#fdbca0" draw:textarea-horizontal-align="justify" draw:textarea-vertical-align="middle" draw:auto-grow-height="false" fo:min-height="0.117cm" fo:min-width="0cm"/>
      <style:paragraph-properties style:writing-mode="lr-tb"/>
    </style:style>
    <style:style style:name="gr37" style:family="graphic" style:parent-style-name="standard">
      <style:graphic-properties draw:stroke="solid" draw:stroke-dash="Dashed_20__28_var_29__20_4" svg:stroke-color="#0d1f63" draw:fill-color="#bfc2e9" draw:opacity="100%" draw:textarea-horizontal-align="justify" draw:textarea-vertical-align="middle" draw:auto-grow-height="false" fo:min-height="0.788cm" fo:min-width="0.526cm"/>
    </style:style>
    <style:style style:name="gr38" style:family="graphic" style:parent-style-name="standard" style:list-style-name="L1">
      <style:graphic-properties draw:stroke-dash="Dashed_20__28_var_29__20_4" svg:stroke-color="#006d6f" draw:fill-color="#ccf9fa" draw:textarea-horizontal-align="justify" draw:textarea-vertical-align="middle" draw:auto-grow-height="false" fo:min-height="5.148cm" fo:min-width="0.505cm"/>
      <style:paragraph-properties style:writing-mode="lr-tb"/>
    </style:style>
    <style:style style:name="gr39" style:family="graphic" style:parent-style-name="standard" style:list-style-name="L1">
      <style:graphic-properties draw:stroke-dash="Dashed_20__28_var_29__20_4" svg:stroke-color="#0d1f63" draw:fill-color="#bfc2e9" draw:textarea-horizontal-align="justify" draw:textarea-vertical-align="middle" draw:auto-grow-height="false" fo:min-height="5.148cm" fo:min-width="0.505cm"/>
      <style:paragraph-properties style:writing-mode="lr-tb"/>
    </style:style>
    <style:style style:name="gr40" style:family="graphic" style:parent-style-name="standard" style:list-style-name="L1">
      <style:graphic-properties draw:stroke-dash="Dashed_20__28_var_29__20_4" svg:stroke-color="#95231f" draw:fill-color="#fcd3c1" draw:textarea-horizontal-align="justify" draw:textarea-vertical-align="middle" draw:auto-grow-height="false" fo:min-height="5.148cm" fo:min-width="0.505cm"/>
      <style:paragraph-properties style:writing-mode="lr-tb"/>
    </style:style>
    <style:style style:name="gr41" style:family="graphic" style:parent-style-name="objectwithoutfill">
      <style:graphic-properties svg:stroke-width="0.159cm" svg:stroke-color="#b2b2b2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="none" draw:fill-color="#ffffff"/>
      <style:paragraph-properties style:writing-mode="lr-tb"/>
      <style:text-properties style:font-name="Ubuntu" fo:font-size="17.5pt"/>
    </style:style>
    <style:style style:name="P2" style:family="paragraph">
      <loext:graphic-properties draw:fill-color="#ccf9fa" draw:opacity="100%"/>
      <style:paragraph-properties fo:text-align="center"/>
    </style:style>
    <style:style style:name="P3" style:family="paragraph">
      <loext:graphic-properties draw:fill-color="#98e4e6"/>
      <style:paragraph-properties fo:text-align="center" style:writing-mode="lr-tb"/>
    </style:style>
    <style:style style:name="P4" style:family="paragraph">
      <loext:graphic-properties draw:fill-color="#bce4e5"/>
      <style:paragraph-properties fo:text-align="center" style:writing-mode="lr-tb"/>
    </style:style>
    <style:style style:name="P5" style:family="paragraph">
      <loext:graphic-properties draw:fill-color="#bfc2e9" draw:opacity="100%"/>
      <style:paragraph-properties fo:text-align="center"/>
    </style:style>
    <style:style style:name="P6" style:family="paragraph">
      <loext:graphic-properties draw:fill-color="#8f93c7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4.5pt" style:letter-kerning="true" style:font-name-asian="Noto Sans CJK SC" style:font-size-asian="18pt" style:font-name-complex="Lohit Devanagari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.5pt" style:letter-kerning="true" style:font-name-asian="Noto Sans CJK SC" style:font-size-asian="18pt" style:font-name-complex="Lohit Devanagari" style:font-size-complex="18pt"/>
    </style:style>
    <style:style style:name="P9" style:family="paragraph">
      <loext:graphic-properties draw:fill-color="#ffffa6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4.5pt" style:letter-kerning="true" style:font-name-asian="Noto Sans CJK SC" style:font-size-asian="18pt" style:font-name-complex="Lohit Devanagari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font-name="Ubuntu" fo:font-size="14.5pt" style:letter-kerning="true" style:font-name-asian="Noto Sans CJK SC" style:font-size-asian="18pt" style:font-name-complex="Lohit Devanagari" style:font-size-complex="18pt"/>
    </style:style>
    <style:style style:name="P12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font-name="Ubuntu" fo:font-size="14.5pt" style:letter-kerning="true" style:font-name-asian="Noto Sans CJK SC" style:font-size-asian="18pt" style:font-name-complex="Lohit Devanagari" style:font-size-complex="18pt"/>
    </style:style>
    <style:style style:name="P13" style:family="paragraph">
      <loext:graphic-properties draw:fill-color="#f8d2aa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font-name="Ubuntu" fo:font-size="14.5pt" style:letter-kerning="true" style:font-name-asian="Noto Sans CJK SC" style:font-size-asian="18pt" style:font-name-complex="Lohit Devanagari" style:font-size-complex="18pt"/>
    </style:style>
    <style:style style:name="P14" style:family="paragraph">
      <loext:graphic-properties draw:fill-color="#fcd3c1" draw:opacity="100%"/>
      <style:paragraph-properties fo:text-align="center"/>
    </style:style>
    <style:style style:name="P15" style:family="paragraph">
      <loext:graphic-properties draw:fill-color="#fdbca0"/>
      <style:paragraph-properties fo:text-align="center" style:writing-mode="lr-tb"/>
    </style:style>
    <style:style style:name="P16" style:family="paragraph">
      <loext:graphic-properties draw:fill-color="#f8d2aa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4.5pt" style:letter-kerning="true" style:font-name-asian="Noto Sans CJK SC" style:font-size-asian="18pt" style:font-name-complex="Lohit Devanagari" style:font-size-complex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position="0% 100%" style:font-name="Ubuntu" fo:font-size="14pt" style:letter-kerning="true" style:font-name-asian="Noto Sans CJK SC" style:font-size-asian="18pt" style:font-name-complex="Lohit Devanagari" style:font-size-complex="18pt"/>
    </style:style>
    <style:style style:name="P18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position="0% 100%" style:font-name="Ubuntu" fo:font-size="14pt" style:letter-kerning="true" style:font-name-asian="Noto Sans CJK SC" style:font-size-asian="18pt" style:font-name-complex="Lohit Devanagari" style:font-size-complex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font-name="Ubuntu" fo:font-size="14pt" style:letter-kerning="true" style:font-name-asian="Noto Sans CJK SC" style:font-size-asian="18pt" style:font-name-complex="Lohit Devanagari" style:font-size-complex="18pt"/>
    </style:style>
    <style:style style:name="P20" style:family="paragraph">
      <loext:graphic-properties draw:fill-color="#f8d2aa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font-name="Ubuntu" fo:font-size="14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4pt" style:letter-kerning="true" style:font-name-asian="Noto Sans CJK SC" style:font-size-asian="18pt" style:font-name-complex="Lohit Devanagari" style:font-size-complex="18pt"/>
    </style:style>
    <style:style style:name="P22" style:family="paragraph">
      <loext:graphic-properties draw:fill-color="#ccf9fa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4pt" style:letter-kerning="true" style:font-name-asian="Noto Sans CJK SC" style:font-size-asian="18pt" style:font-name-complex="Lohit Devanagari" style:font-size-complex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P24" style:family="paragraph">
      <loext:graphic-properties draw:fill-color="#bfc2e9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P25" style:family="paragraph">
      <loext:graphic-properties draw:fill-color="#fcd3c1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P26" style:family="paragraph">
      <loext:graphic-properties draw:fill="solid"/>
      <style:paragraph-properties fo:text-align="center"/>
    </style:style>
    <style:style style:name="T1" style:family="text">
      <style:text-properties style:font-name="Ubuntu" fo:font-size="16pt"/>
    </style:style>
    <style:style style:name="T2" style:family="text">
      <style:text-properties style:text-position="33% 58%" style:font-name="Ubuntu" fo:font-size="16pt"/>
    </style:style>
    <style:style style:name="T3" style:family="text"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33% 58%" style:font-name="Ubuntu" fo:font-size="14pt" style:letter-kerning="true" style:font-name-asian="Noto Sans CJK SC" style:font-size-asian="18pt" style:font-name-complex="Lohit Devanagari" style:font-size-complex="18pt"/>
    </style:style>
    <style:style style:name="T12" style:family="text">
      <style:text-properties style:text-position="0% 100%" style:font-name="Ubuntu" fo:font-size="14pt" style:letter-kerning="true" style:font-name-asian="Noto Sans CJK SC" style:font-size-asian="18pt" style:font-name-complex="Lohit Devanagari" style:font-size-complex="18pt"/>
    </style:style>
    <style:style style:name="T13" style:family="text">
      <style:text-properties style:use-window-font-color="true" style:text-position="0% 100%" style:font-name="Ubuntu" fo:font-size="20pt" style:letter-kerning="true" style:font-name-asian="Noto Sans CJK SC" style:font-size-asian="20pt" style:font-name-complex="Lohit Devanagari" style:font-size-complex="20pt"/>
    </style:style>
    <style:style style:name="T14" style:family="text">
      <style:text-properties style:use-window-font-color="true" style:text-position="33% 58%" style:font-name="Ubuntu" fo:font-size="20pt" style:letter-kerning="true" style:font-name-asian="Noto Sans CJK SC" style:font-size-asian="20pt" style:font-name-complex="Lohit Devanagari" style:font-size-complex="20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4.5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position="33% 58%" style:font-name="Ubuntu" fo:font-size="14.5pt" style:letter-kerning="true" style:font-name-asian="Noto Sans CJK SC" style:font-size-asian="20pt" style:font-name-complex="Lohit Devanagari" style:font-size-complex="20pt"/>
    </style:style>
    <style:style style:name="T17" style:family="text">
      <style:text-properties style:use-window-font-color="true" style:font-name="Ubuntu" fo:font-size="14.5pt" style:letter-kerning="true" style:font-name-asian="Noto Sans CJK SC" style:font-size-asian="14pt" style:font-name-complex="Lohit Devanagari" style:font-size-complex="1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14.5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14.5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style:text-outline="false" style:text-line-through-style="none" style:text-line-through-type="none" style:font-name="Ubuntu" fo:font-size="14.5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style:text-outline="false" style:text-line-through-style="none" style:text-line-through-type="none" style:text-position="33% 58%" style:font-name="Ubuntu" fo:font-size="14.5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Ubuntu" fo:font-size="14.5pt" style:letter-kerning="true" style:font-name-asian="Noto Sans CJK SC" style:font-size-asian="18pt" style:font-name-complex="Lohit Devanagari" style:font-size-complex="18pt"/>
    </style:style>
    <style:style style:name="T25" style:family="text">
      <style:text-properties style:text-position="33% 58%" style:font-name="Ubuntu" fo:font-size="14.5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color="#c9211e" style:text-position="33% 58%" style:font-name="Ubuntu" fo:font-size="14.5pt" style:letter-kerning="true" style:font-name-asian="Noto Sans CJK SC" style:font-size-asian="20pt" style:font-name-complex="Lohit Devanagari" style:font-size-complex="20pt"/>
    </style:style>
    <style:style style:name="T27" style:family="text">
      <style:text-properties fo:color="#c9211e" style:font-name="Ubuntu" fo:font-size="14.5pt" style:letter-kerning="true" style:font-name-asian="Noto Sans CJK SC" style:font-size-asian="20pt" style:font-name-complex="Lohit Devanagari" style:font-size-complex="2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14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14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Ubuntu" fo:font-size="14.5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color="#c9211e" style:text-position="33% 58%" style:font-name="Ubuntu" fo:font-size="20pt" style:letter-kerning="true" style:font-name-asian="Noto Sans CJK SC" style:font-size-asian="20pt" style:font-name-complex="Lohit Devanagari" style:font-size-complex="20pt"/>
    </style:style>
    <style:style style:name="T32" style:family="text">
      <style:text-properties fo:color="#c9211e" style:font-name="Ubuntu" fo:font-size="20pt" style:letter-kerning="true" style:font-name-asian="Noto Sans CJK SC" style:font-size-asian="20pt" style:font-name-complex="Lohit Devanagari" style:font-size-complex="20pt"/>
    </style:style>
    <style:style style:name="T33" style:family="text">
      <style:text-properties style:use-window-font-color="true" style:text-position="0% 100%" style:font-name="Ubuntu" fo:font-size="14pt" style:letter-kerning="true" style:font-name-asian="Noto Sans CJK SC" style:font-size-asian="20pt" style:font-name-complex="Lohit Devanagari" style:font-size-complex="20pt"/>
    </style:style>
    <style:style style:name="T34" style:family="text">
      <style:text-properties style:font-name="Liberation Sans" fo:font-size="14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73cm" svg:height="0.965cm" svg:x="3.629cm" svg:y="0.801cm">
          <draw:text-box>
            <text:p><text:span text:style-name="T1">a</text:span><text:span text:style-name="T2">[0]</text:span></text:p>
          </draw:text-box>
        </draw:frame>
        <draw:custom-shape draw:style-name="gr2" draw:text-style-name="P2" draw:layer="layout" svg:width="1.477cm" svg:height="7cm" svg:x="3.577cm" svg:y="1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026cm" svg:height="1.038cm" svg:x="3.802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26cm" svg:height="1.039cm" svg:x="3.802cm" svg:y="1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054cm" svg:height="1.094cm" svg:x="3.788cm" svg:y="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26cm" svg:height="1.038cm" svg:x="3.802cm" svg:y="5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04cm" svg:height="0.208cm" svg:x="4.213cm" svg:y="6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04cm" svg:height="0.208cm" svg:x="4.213cm" svg:y="6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04cm" svg:height="0.208cm" svg:x="4.213cm" svg:y="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477cm" svg:height="7cm" svg:x="12.301cm" svg:y="1.6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026cm" svg:height="1.038cm" svg:x="12.526cm" svg:y="3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26cm" svg:height="1.038cm" svg:x="12.526cm" svg:y="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55cm" svg:height="1.094cm" svg:x="12.512cm" svg:y="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26cm" svg:height="1.038cm" svg:x="12.526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06cm" svg:height="0.208cm" svg:x="12.936cm" svg:y="6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06cm" svg:height="0.208cm" svg:x="12.936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06cm" svg:height="0.208cm" svg:x="12.936cm" svg:y="6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7.698cm" svg:height="2.077cm" svg:x="5.197cm" svg:y="9.011cm">
          <text:p text:style-name="P7"><text:span text:style-name="T3">Forward Propogation:</text:span></text:p>
          <text:p text:style-name="P8"><text:span text:style-name="T4">z</text:span><text:span text:style-name="T5">[l]</text:span><text:span text:style-name="T6"> =</text:span><text:span text:style-name="T7"> a</text:span><text:span text:style-name="T8">[l-1]</text:span><text:span text:style-name="T9"> . W</text:span><text:span text:style-name="T10">[l]</text:span><text:span text:style-name="T9"> + </text:span><text:span text:style-name="T3">b</text:span><text:span text:style-name="T11">[l]</text:span></text:p>
          <text:p text:style-name="P8"><text:span text:style-name="T12">a</text:span><text:span text:style-name="T11">[l]</text:span><text:span text:style-name="T3"> = g</text:span><text:span text:style-name="T11">[l] </text:span><text:span text:style-name="T12">( z</text:span><text:span text:style-name="T11">[l] </text:span><text:span text:style-name="T1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539cm" svg:height="0.623cm" svg:x="13.922cm" svg:y="3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1.539cm" svg:height="1.558cm" svg:x="15.563cm" svg:y="3.178cm">
          <text:p text:style-name="P11"><text:span text:style-name="T13">a</text:span><text:span text:style-name="T14">[l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.539cm" svg:height="1.558cm" svg:x="8.687cm" svg:y="3.178cm">
          <text:p text:style-name="P11"><text:span text:style-name="T13">a</text:span><text:span text:style-name="T14">[l-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539cm" svg:height="0.623cm" svg:x="10.432cm" svg:y="3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.539cm" svg:height="1.558cm" svg:x="15.585cm" svg:y="6.969cm">
          <text:p text:style-name="P11"><text:span text:style-name="T15">∂</text:span><text:span text:style-name="T15">a</text:span><text:span text:style-name="T16">[l]</text:span><text:span text:style-name="T17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539cm" svg:height="0.623cm" svg:x="13.918cm" svg:y="7.54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539cm" svg:height="0.623cm" svg:x="10.428cm" svg:y="7.54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3" draw:layer="layout" svg:width="1.539cm" svg:height="1.558cm" svg:x="8.708cm" svg:y="6.969cm">
          <text:p text:style-name="P11"><text:span text:style-name="T15">∂</text:span><text:span text:style-name="T15">a</text:span><text:span text:style-name="T16">[l-1]</text:span><text:span text:style-name="T17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7cm" svg:x="22.975cm" svg:y="1.6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.026cm" svg:height="1.038cm" svg:x="23.2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73cm" svg:height="0.965cm" svg:x="23.027cm" svg:y="0.803cm">
          <draw:text-box>
            <text:p><text:span text:style-name="T1">a</text:span><text:span text:style-name="T2">[L]</text:span></text:p>
          </draw:text-box>
        </draw:frame>
        <draw:custom-shape draw:style-name="gr18" draw:text-style-name="P15" draw:layer="layout" svg:width="1.026cm" svg:height="1.038cm" svg:x="23.2cm" svg:y="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1.055cm" svg:height="1.094cm" svg:x="23.185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1.026cm" svg:height="1.038cm" svg:x="23.2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206cm" svg:height="0.208cm" svg:x="23.6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206cm" svg:height="0.208cm" svg:x="23.61cm" svg:y="6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206cm" svg:height="0.208cm" svg:x="23.61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73cm" svg:height="0.965cm" svg:x="12.559cm" svg:y="0.803cm">
          <draw:text-box>
            <text:p><text:span text:style-name="T1">a</text:span><text:span text:style-name="T2">[l]</text:span></text:p>
          </draw:text-box>
        </draw:frame>
        <draw:custom-shape draw:style-name="gr21" draw:text-style-name="P16" draw:layer="layout" svg:width="7.061cm" svg:height="3.219cm" svg:x="13.327cm" svg:y="9.011cm">
          <text:p text:style-name="P7"><text:span text:style-name="T15">Backward Propagation:</text:span></text:p>
          <text:p text:style-name="P8"><text:span text:style-name="T15">∂</text:span><text:span text:style-name="T15">a</text:span><text:span text:style-name="T18">[l]</text:span><text:span text:style-name="T19"> = </text:span><text:span text:style-name="T20">∂z</text:span><text:span text:style-name="T21">[l+1]</text:span><text:span text:style-name="T20"> . W</text:span><text:span text:style-name="T21">[l+1]T</text:span></text:p>
          <text:p text:style-name="P8"><text:span text:style-name="T22">∂</text:span><text:span text:style-name="T22">z</text:span><text:span text:style-name="T10">[l]</text:span><text:span text:style-name="T9"> = ∂a</text:span><text:span text:style-name="T10">[l]</text:span><text:span text:style-name="T23"> . g’ ( a</text:span><text:span text:style-name="T11">[l] </text:span><text:span text:style-name="T12">)</text:span></text:p>
          <text:p text:style-name="P8"><text:span text:style-name="T24">∂</text:span><text:span text:style-name="T24">W</text:span><text:span text:style-name="T25">[l]</text:span><text:span text:style-name="T24"> = (1/m) . a</text:span><text:span text:style-name="T26">[l-1]T</text:span><text:span text:style-name="T27"> </text:span><text:span text:style-name="T24">. ∂z</text:span><text:span text:style-name="T25">[l]</text:span></text:p>
          <text:p text:style-name="P8"><text:span text:style-name="T28">∂</text:span><text:span text:style-name="T28">b</text:span><text:span text:style-name="T29">[l]</text:span><text:span text:style-name="T28"> = </text:span><text:span text:style-name="T24">(1/m) . sum( ∂z</text:span><text:span text:style-name="T25">[l]) </text:span><text:span text:style-name="T3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418cm" svg:height="2.908cm" svg:x="21.414cm" svg:y="9.011cm">
          <text:p text:style-name="P7"><text:span text:style-name="T3">Last Layer:</text:span></text:p>
          <text:p text:style-name="P8"><text:span text:style-name="T3">∂</text:span><text:span text:style-name="T3">z</text:span><text:span text:style-name="T11">[L]</text:span><text:span text:style-name="T3"> = a</text:span><text:span text:style-name="T11">[L]</text:span><text:span text:style-name="T3"> – y</text:span></text:p>
          <text:p text:style-name="P8"><text:span text:style-name="T3">∂</text:span><text:span text:style-name="T3">W</text:span><text:span text:style-name="T11">[L]</text:span><text:span text:style-name="T3"> = a</text:span><text:span text:style-name="T31">[L-1]T</text:span><text:span text:style-name="T32"> </text:span><text:span text:style-name="T3">. ∂z</text:span><text:span text:style-name="T11">[L]</text:span><text:span text:style-name="T12">/m</text:span></text:p>
          <text:p text:style-name="P8"><text:span text:style-name="T3">∂</text:span><text:span text:style-name="T3">b</text:span><text:span text:style-name="T11">[2]</text:span><text:span text:style-name="T3"> = ∂z</text:span><text:span text:style-name="T11">[2]</text:span><text:span text:style-name="T12">/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1.005cm" svg:height="5.398cm" svg:x="6.3cm" svg:y="14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.026cm" svg:height="1.038cm" svg:x="7.613cm" svg:y="15.602cm">
          <text:p text:style-name="P17"><text:span text:style-name="T3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539cm" svg:height="0.623cm" svg:x="7.613cm" svg:y="16.6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539cm" svg:height="0.623cm" svg:x="7.403cm" svg:y="18.5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0" draw:layer="layout" svg:width="1.026cm" svg:height="1.038cm" svg:x="7.613cm" svg:y="17.368cm">
          <text:p text:style-name="P19"><text:span text:style-name="T22">∂</text:span><text:span text:style-name="T2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0.513cm" svg:height="0.519cm" svg:x="6.545cm" svg:y="1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4cm" svg:x="6.751cm" svg:y="17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4cm" svg:x="6.751cm" svg:y="18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04cm" svg:x="6.751cm" svg:y="17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513cm" svg:height="0.519cm" svg:x="6.545cm" svg:y="15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513cm" svg:height="0.519cm" svg:x="6.545cm" svg:y="16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513cm" svg:height="0.519cm" svg:x="6.545cm" svg:y="1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513cm" svg:height="0.519cm" svg:x="6.545cm" svg:y="19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005cm" svg:height="5.398cm" svg:x="9.38cm" svg:y="14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513cm" svg:height="0.519cm" svg:x="9.625cm" svg:y="1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02cm" svg:height="0.104cm" svg:x="9.83cm" svg:y="17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02cm" svg:height="0.104cm" svg:x="9.83cm" svg:y="18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02cm" svg:height="0.104cm" svg:x="9.83cm" svg:y="17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9.625cm" svg:y="15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9.625cm" svg:y="16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9.625cm" svg:y="1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9.625cm" svg:y="19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1.026cm" svg:height="1.038cm" svg:x="10.794cm" svg:y="15.602cm">
          <text:p text:style-name="P17"><text:span text:style-name="T3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539cm" svg:height="0.623cm" svg:x="10.794cm" svg:y="16.6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539cm" svg:height="0.623cm" svg:x="10.584cm" svg:y="18.5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draw:layer="layout" svg:width="1.026cm" svg:height="1.038cm" svg:x="10.794cm" svg:y="17.368cm">
          <text:p text:style-name="P19"><text:span text:style-name="T22">∂</text:span><text:span text:style-name="T2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1.005cm" svg:height="5.398cm" svg:x="12.56cm" svg:y="14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513cm" svg:height="0.519cm" svg:x="12.806cm" svg:y="1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02cm" svg:height="0.104cm" svg:x="13.011cm" svg:y="17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02cm" svg:height="0.104cm" svg:x="13.011cm" svg:y="18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02cm" svg:height="0.104cm" svg:x="13.011cm" svg:y="17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12.806cm" svg:y="15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12.806cm" svg:y="16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12.806cm" svg:y="1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12.806cm" svg:y="19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026cm" svg:height="1.038cm" svg:x="18.084cm" svg:y="15.706cm">
          <text:p text:style-name="P17"><text:span text:style-name="T3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539cm" svg:height="0.623cm" svg:x="18.084cm" svg:y="16.7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539cm" svg:height="0.623cm" svg:x="17.871cm" svg:y="18.6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0" draw:layer="layout" svg:width="1.026cm" svg:height="1.038cm" svg:x="18.082cm" svg:y="17.471cm">
          <text:p text:style-name="P19"><text:span text:style-name="T22">∂</text:span><text:span text:style-name="T2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1.005cm" svg:height="5.398cm" svg:x="19.848cm" svg:y="14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513cm" svg:height="0.519cm" svg:x="20.093cm" svg:y="15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02cm" svg:height="0.104cm" svg:x="20.299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02cm" svg:height="0.104cm" svg:x="20.299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102cm" svg:height="0.104cm" svg:x="20.299cm" svg:y="18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20.093cm" svg:y="16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20.093cm" svg:y="16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20.093cm" svg:y="1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0.513cm" svg:height="0.519cm" svg:x="20.093cm" svg:y="19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1.026cm" svg:height="1.038cm" svg:x="21.158cm" svg:y="15.602cm">
          <text:p text:style-name="P17"><text:span text:style-name="T3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539cm" svg:height="0.623cm" svg:x="21.158cm" svg:y="16.6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539cm" svg:height="0.623cm" svg:x="20.948cm" svg:y="18.5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0" draw:layer="layout" svg:width="1.026cm" svg:height="1.038cm" svg:x="21.158cm" svg:y="17.368cm">
          <text:p text:style-name="P19"><text:span text:style-name="T22">∂</text:span><text:span text:style-name="T2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1.005cm" svg:height="5.398cm" svg:x="22.924cm" svg:y="14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513cm" svg:height="0.519cm" svg:x="23.17cm" svg:y="1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102cm" svg:height="0.104cm" svg:x="23.375cm" svg:y="17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102cm" svg:height="0.104cm" svg:x="23.375cm" svg:y="18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102cm" svg:height="0.104cm" svg:x="23.375cm" svg:y="17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513cm" svg:height="0.519cm" svg:x="23.17cm" svg:y="15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513cm" svg:height="0.519cm" svg:x="23.17cm" svg:y="16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513cm" svg:height="0.519cm" svg:x="23.17cm" svg:y="1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513cm" svg:height="0.519cm" svg:x="23.17cm" svg:y="19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26cm" svg:height="1.038cm" svg:x="14.49cm" svg:y="16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5" draw:layer="layout" svg:width="1.026cm" svg:height="1.038cm" svg:x="16.235cm" svg:y="16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2.938cm" svg:height="0.824cm" svg:x="5.397cm" svg:y="13.811cm">
          <text:p text:style-name="P21"><text:span text:style-name="T34">In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1.5cm" svg:height="0.824cm" svg:x="9.335cm" svg:y="13.811cm">
          <text:p text:style-name="P23"><text:span text:style-name="T3">Hidden Lay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3.338cm" svg:height="0.824cm" svg:x="21.897cm" svg:y="13.711cm">
          <text:p text:style-name="P23"><text:span text:style-name="T3">Output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6" draw:layer="layout" svg:x1="6.635cm" svg:y1="12.735cm" svg:x2="25.135cm" svg:y2="12.7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3:11:03.857709684</meta:creation-date>
    <dc:date>2021-07-05T16:11:26.583005136</dc:date>
    <meta:editing-duration>PT1H30M</meta:editing-duration>
    <meta:editing-cycles>8</meta:editing-cycles>
    <meta:generator>LibreOffice/6.4.7.2$Linux_X86_64 LibreOffice_project/40$Build-2</meta:generator>
    <meta:document-statistic meta:object-count="105"/>
  </office:meta>
</office:document-meta>
</file>